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209100720762347429" text:style-name="L1">
        <text:list-item>
          <text:p text:style-name="P1">1. Starting Out</text:p>
          <text:list>
            <text:list-item>
              <text:p text:style-name="P1">{Introduction}</text:p>
              <text:list>
                <text:list-item>
                  <text:p text:style-name="P1">Haskell has arithmetic operators: +, *, -, /.</text:p>
                </text:list-item>
                <text:list-item>
                  <text:p text:style-name="P1">Use parentheses to specify order of operations.</text:p>
                </text:list-item>
                <text:list-item>
                  <text:p text:style-name="P1">Use parentheses for negative numbers.</text:p>
                </text:list-item>
                <text:list-item>
                  <text:p text:style-name="P1">Haskell has Boolean values (True, False) and operators: &amp;&amp;, ||, not, ==, /=.</text:p>
                </text:list-item>
                <text:list-item>
                  <text:p text:style-name="P1">+ expects numeric arguments.</text:p>
                </text:list-item>
                <text:list-item>
                  <text:p text:style-name="P1">== expects arguments of the same type.</text:p>
                </text:list-item>
              </text:list>
            </text:list-item>
            <text:list-item>
              <text:p text:style-name="P1">Calling Functions</text:p>
              <text:list>
                <text:list-item>
                  <text:p text:style-name="P1">Some functions are infix, such as *.</text:p>
                </text:list-item>
                <text:list-item>
                  <text:p text:style-name="P1">Prefix functions are called using the name and then parameters, all space separated.</text:p>
                </text:list-item>
                <text:list-item>
                  <text:p text:style-name="P1">succ returns its parameter's successor.</text:p>
                </text:list-item>
                <text:list-item>
                  <text:p text:style-name="P1">min returns the smaller of two values.</text:p>
                </text:list-item>
                <text:list-item>
                  <text:p text:style-name="P1">max returns the larger of two values.</text:p>
                </text:list-item>
                <text:list-item>
                  <text:p text:style-name="P1">Function application has the highest precedence.</text:p>
                </text:list-item>
                <text:list-item>
                  <text:p text:style-name="P1">Prefix functions can be called as infix using backticks.</text:p>
                </text:list-item>
                <text:list-item>
                  <text:p text:style-name="P1">div executes integral division.</text:p>
                </text:list-item>
              </text:list>
            </text:list-item>
            <text:list-item>
              <text:p text:style-name="P1">Baby’s First Functions</text:p>
            </text:list-item>
            <text:list-item>
              <text:p text:style-name="P1">An Intro to Lists</text:p>
              <text:list>
                <text:list-item>
                  <text:p text:style-name="P1">Concatenation</text:p>
                </text:list-item>
                <text:list-item>
                  <text:p text:style-name="P1">Accessing List Elements</text:p>
                </text:list-item>
                <text:list-item>
                  <text:p text:style-name="P1">Lists Inside Lists</text:p>
                </text:list-item>
                <text:list-item>
                  <text:p text:style-name="P1">Comparing Lists</text:p>
                </text:list-item>
                <text:list-item>
                  <text:p text:style-name="P1">More List Operations</text:p>
                </text:list-item>
              </text:list>
            </text:list-item>
            <text:list-item>
              <text:p text:style-name="P1">Texas Ranges</text:p>
            </text:list-item>
            <text:list-item>
              <text:p text:style-name="P1">I’m a List Comprehension</text:p>
            </text:list-item>
            <text:list-item>
              <text:p text:style-name="P1">Tuples</text:p>
              <text:list>
                <text:list-item>
                  <text:p text:style-name="P1">Using Tuples</text:p>
                </text:list-item>
                <text:list-item>
                  <text:p text:style-name="P1">Using Pairs</text:p>
                </text:list-item>
                <text:list-item>
                  <text:p text:style-name="P1">Finding the Right Triangle</text:p>
                </text:list-item>
              </text:list>
            </text:list-item>
          </text:list>
        </text:list-item>
        <text:list-item>
          <text:p text:style-name="P1">2. Believe the Type</text:p>
          <text:list>
            <text:list-item>
              <text:p text:style-name="P1">Explicit Type Declaration</text:p>
            </text:list-item>
            <text:list-item>
              <text:p text:style-name="P1">Common Haskell Types</text:p>
            </text:list-item>
            <text:list-item>
              <text:p text:style-name="P1">Type Variables</text:p>
            </text:list-item>
            <text:list-item>
              <text:p text:style-name="P1">Type Classes 101</text:p>
              <text:list>
                <text:list-item>
                  <text:p text:style-name="P1">The Eq Type Class</text:p>
                </text:list-item>
                <text:list-item>
                  <text:p text:style-name="P1">The Ord Type Class</text:p>
                </text:list-item>
                <text:list-item>
                  <text:p text:style-name="P1">The Show Type Class</text:p>
                </text:list-item>
                <text:list-item>
                  <text:p text:style-name="P1">The Read Type Class</text:p>
                </text:list-item>
                <text:list-item>
                  <text:p text:style-name="P1">The Enum Type Class</text:p>
                </text:list-item>
                <text:list-item>
                  <text:p text:style-name="P1">The Bounded Type Class</text:p>
                </text:list-item>
                <text:list-item>
                  <text:p text:style-name="P1">The Num Type Class</text:p>
                </text:list-item>
                <text:list-item>
                  <text:p text:style-name="P1">The Floating Type Class</text:p>
                </text:list-item>
                <text:list-item>
                  <text:p text:style-name="P1">The Integral Type Class</text:p>
                </text:list-item>
                <text:list-item>
                  <text:p text:style-name="P1">Some Final Notes on Type Classes</text:p>
                </text:list-item>
              </text:list>
            </text:list-item>
          </text:list>
        </text:list-item>
        <text:list-item>
          <text:p text:style-name="P1">3. Syntax in Functions</text:p>
          <text:list>
            <text:list-item>
              <text:p text:style-name="P1">Pattern Matching</text:p>
              <text:list>
                <text:list-item>
                  <text:p text:style-name="P1">Pattern Matching with Tuples</text:p>
                </text:list-item>
                <text:list-item>
                  <text:p text:style-name="P1"><text:soft-page-break/>Pattern Matching with Lists and List Comprehensions</text:p>
                </text:list-item>
                <text:list-item>
                  <text:p text:style-name="P1">As-patterns</text:p>
                </text:list-item>
              </text:list>
            </text:list-item>
            <text:list-item>
              <text:p text:style-name="P1">Guards, Guards!</text:p>
            </text:list-item>
            <text:list-item>
              <text:p text:style-name="P1">where?!</text:p>
              <text:list>
                <text:list-item>
                  <text:p text:style-name="P1">where’s Scope</text:p>
                </text:list-item>
                <text:list-item>
                  <text:p text:style-name="P1">Pattern Matching with where</text:p>
                </text:list-item>
                <text:list-item>
                  <text:p text:style-name="P1">Functions in where Blocks</text:p>
                </text:list-item>
              </text:list>
            </text:list-item>
            <text:list-item>
              <text:p text:style-name="P1">let It Be</text:p>
              <text:list>
                <text:list-item>
                  <text:p text:style-name="P1">let in List Comprehensions</text:p>
                </text:list-item>
                <text:list-item>
                  <text:p text:style-name="P1">let in GHCi</text:p>
                </text:list-item>
              </text:list>
            </text:list-item>
            <text:list-item>
              <text:p text:style-name="P1">case Expressions</text:p>
            </text:list-item>
          </text:list>
        </text:list-item>
        <text:list-item>
          <text:p text:style-name="P1">4. Hello Recursion!</text:p>
          <text:list>
            <text:list-item>
              <text:p text:style-name="P1">Maximum Awesome</text:p>
            </text:list-item>
            <text:list-item>
              <text:p text:style-name="P1">A Few More Recursive Functions</text:p>
              <text:list>
                <text:list-item>
                  <text:p text:style-name="P1">replicate</text:p>
                </text:list-item>
                <text:list-item>
                  <text:p text:style-name="P1">take</text:p>
                </text:list-item>
                <text:list-item>
                  <text:p text:style-name="P1">reverse</text:p>
                </text:list-item>
                <text:list-item>
                  <text:p text:style-name="P1">repeat</text:p>
                </text:list-item>
                <text:list-item>
                  <text:p text:style-name="P1">zip</text:p>
                </text:list-item>
                <text:list-item>
                  <text:p text:style-name="P1">elem</text:p>
                </text:list-item>
              </text:list>
            </text:list-item>
            <text:list-item>
              <text:p text:style-name="P1">Quick, Sort!</text:p>
              <text:list>
                <text:list-item>
                  <text:p text:style-name="P1">The Algorithm</text:p>
                </text:list-item>
                <text:list-item>
                  <text:p text:style-name="P1">The Code</text:p>
                </text:list-item>
              </text:list>
            </text:list-item>
            <text:list-item>
              <text:p text:style-name="P1">Thinking Recursively</text:p>
            </text:list-item>
          </text:list>
        </text:list-item>
        <text:list-item>
          <text:p text:style-name="P1">5. Higher-Order Functions</text:p>
          <text:list>
            <text:list-item>
              <text:p text:style-name="P1">Curried Functions</text:p>
              <text:list>
                <text:list-item>
                  <text:p text:style-name="P1">Sections</text:p>
                </text:list-item>
                <text:list-item>
                  <text:p text:style-name="P1">Printing Functions</text:p>
                </text:list-item>
              </text:list>
            </text:list-item>
            <text:list-item>
              <text:p text:style-name="P1">Some Higher-Orderism Is in Order</text:p>
              <text:list>
                <text:list-item>
                  <text:p text:style-name="P1">Implementing zipWith</text:p>
                </text:list-item>
                <text:list-item>
                  <text:p text:style-name="P1">Implementing flip</text:p>
                </text:list-item>
              </text:list>
            </text:list-item>
            <text:list-item>
              <text:p text:style-name="P1">The Functional Programmer’s Toolbox</text:p>
              <text:list>
                <text:list-item>
                  <text:p text:style-name="P1">The map Function</text:p>
                </text:list-item>
                <text:list-item>
                  <text:p text:style-name="P1">The filter Function</text:p>
                </text:list-item>
                <text:list-item>
                  <text:p text:style-name="P1">More Examples of map and filter</text:p>
                </text:list-item>
                <text:list-item>
                  <text:p text:style-name="P1">Mapping Functions with Multiple Parameters</text:p>
                </text:list-item>
              </text:list>
            </text:list-item>
            <text:list-item>
              <text:p text:style-name="P1">Lambdas</text:p>
            </text:list-item>
            <text:list-item>
              <text:p text:style-name="P1">I Fold You So</text:p>
              <text:list>
                <text:list-item>
                  <text:p text:style-name="P1">Left Folds with foldl</text:p>
                </text:list-item>
                <text:list-item>
                  <text:p text:style-name="P1">Right Folds with foldr</text:p>
                </text:list-item>
                <text:list-item>
                  <text:p text:style-name="P1">The foldl and foldr1 Functions</text:p>
                </text:list-item>
                <text:list-item>
                  <text:p text:style-name="P1">Some Fold Examples</text:p>
                </text:list-item>
                <text:list-item>
                  <text:p text:style-name="P1">Another Way to Look at Folds</text:p>
                </text:list-item>
                <text:list-item>
                  <text:p text:style-name="P1">Folding Infinite Lists</text:p>
                </text:list-item>
                <text:list-item>
                  <text:p text:style-name="P1">Scans</text:p>
                </text:list-item>
              </text:list>
            </text:list-item>
            <text:list-item>
              <text:p text:style-name="P1">Function Application with $</text:p>
            </text:list-item>
            <text:list-item>
              <text:p text:style-name="P1">Function Composition</text:p>
              <text:list>
                <text:list-item>
                  <text:p text:style-name="P1">Function Composition with Multiple Parameters</text:p>
                </text:list-item>
                <text:list-item>
                  <text:p text:style-name="P1">Point-Free Style</text:p>
                </text:list-item>
              </text:list>
            </text:list-item>
          </text:list>
        </text:list-item>
        <text:list-item>
          <text:p text:style-name="P1"><text:soft-page-break/>6. Modules</text:p>
          <text:list>
            <text:list-item>
              <text:p text:style-name="P1">Importing Modules</text:p>
            </text:list-item>
            <text:list-item>
              <text:p text:style-name="P1">Solving Problems with Module Functions</text:p>
              <text:list>
                <text:list-item>
                  <text:p text:style-name="P1">Counting Words</text:p>
                </text:list-item>
                <text:list-item>
                  <text:p text:style-name="P1">Needle in the Haystack</text:p>
                </text:list-item>
                <text:list-item>
                  <text:p text:style-name="P1">Caesar Cipher Salad</text:p>
                </text:list-item>
                <text:list-item>
                  <text:p text:style-name="P1">On Strict Left Folds</text:p>
                </text:list-item>
                <text:list-item>
                  <text:p text:style-name="P1">Let’s Find Some Cool Numbers</text:p>
                </text:list-item>
              </text:list>
            </text:list-item>
            <text:list-item>
              <text:p text:style-name="P1">Mapping Keys to Values</text:p>
              <text:list>
                <text:list-item>
                  <text:p text:style-name="P1">Almost As Good: Association Lists</text:p>
                </text:list-item>
                <text:list-item>
                  <text:p text:style-name="P1">Enter Data.Map</text:p>
                </text:list-item>
              </text:list>
            </text:list-item>
            <text:list-item>
              <text:p text:style-name="P1">Making Our Own Modules</text:p>
              <text:list>
                <text:list-item>
                  <text:p text:style-name="P1">A Geometry Module</text:p>
                </text:list-item>
                <text:list-item>
                  <text:p text:style-name="P1">Hierarchical Modules</text:p>
                </text:list-item>
              </text:list>
            </text:list-item>
          </text:list>
        </text:list-item>
        <text:list-item>
          <text:p text:style-name="P1">7. Making Our Own Types and Type Classes</text:p>
          <text:list>
            <text:list-item>
              <text:p text:style-name="P1">Defining a New Data Type</text:p>
            </text:list-item>
            <text:list-item>
              <text:p text:style-name="P1">Shaping Up</text:p>
              <text:list>
                <text:list-item>
                  <text:p text:style-name="P1">Improving Shape with the Point Data Type</text:p>
                </text:list-item>
                <text:list-item>
                  <text:p text:style-name="P1">Exporting Our Shapes in a Module</text:p>
                </text:list-item>
              </text:list>
            </text:list-item>
            <text:list-item>
              <text:p text:style-name="P1">Record Syntax</text:p>
            </text:list-item>
            <text:list-item>
              <text:p text:style-name="P1">Type Parameters</text:p>
              <text:list>
                <text:list-item>
                  <text:p text:style-name="P1">Should We Parameterize Our Car?</text:p>
                </text:list-item>
                <text:list-item>
                  <text:p text:style-name="P1">Vector von Doom</text:p>
                </text:list-item>
              </text:list>
            </text:list-item>
            <text:list-item>
              <text:p text:style-name="P1">Derived Instances</text:p>
              <text:list>
                <text:list-item>
                  <text:p text:style-name="P1">Equating People</text:p>
                </text:list-item>
                <text:list-item>
                  <text:p text:style-name="P1">Show Me How to Read</text:p>
                </text:list-item>
                <text:list-item>
                  <text:p text:style-name="P1">Order in the Court!</text:p>
                </text:list-item>
                <text:list-item>
                  <text:p text:style-name="P1">Any Day of the Week</text:p>
                </text:list-item>
              </text:list>
            </text:list-item>
            <text:list-item>
              <text:p text:style-name="P1">Type Synonyms</text:p>
              <text:list>
                <text:list-item>
                  <text:p text:style-name="P1">Making Our Phonebook Prettier</text:p>
                </text:list-item>
                <text:list-item>
                  <text:p text:style-name="P1">Parameterizing Type Synonyms</text:p>
                </text:list-item>
                <text:list-item>
                  <text:p text:style-name="P1">Go Left, Then Right</text:p>
                </text:list-item>
              </text:list>
            </text:list-item>
            <text:list-item>
              <text:p text:style-name="P1">Recursive Data Structures</text:p>
              <text:list>
                <text:list-item>
                  <text:p text:style-name="P1">Improving Our List</text:p>
                </text:list-item>
                <text:list-item>
                  <text:p text:style-name="P1">Let’s Plant a Tree</text:p>
                </text:list-item>
              </text:list>
            </text:list-item>
            <text:list-item>
              <text:p text:style-name="P1">Type Classes 102</text:p>
              <text:list>
                <text:list-item>
                  <text:p text:style-name="P1">Inside the Eq Type Class</text:p>
                </text:list-item>
                <text:list-item>
                  <text:p text:style-name="P1">A Traffic Light Data Type</text:p>
                </text:list-item>
                <text:list-item>
                  <text:p text:style-name="P1">Subclassing</text:p>
                </text:list-item>
                <text:list-item>
                  <text:p text:style-name="P1">Parameterized Types As Instances of Type Classes</text:p>
                </text:list-item>
              </text:list>
            </text:list-item>
            <text:list-item>
              <text:p text:style-name="P1">A Yes-No Type Class</text:p>
            </text:list-item>
            <text:list-item>
              <text:p text:style-name="P1">The Functor Type Class</text:p>
              <text:list>
                <text:list-item>
                  <text:p text:style-name="P1">Maybe As a Functor</text:p>
                </text:list-item>
                <text:list-item>
                  <text:p text:style-name="P1">Trees Are Functors, Too</text:p>
                </text:list-item>
                <text:list-item>
                  <text:p text:style-name="P1">Either a As a Functor</text:p>
                </text:list-item>
              </text:list>
            </text:list-item>
            <text:list-item>
              <text:p text:style-name="P1">Kinds and Some Type-Foo</text:p>
            </text:list-item>
          </text:list>
        </text:list-item>
        <text:list-item>
          <text:p text:style-name="P1">8. Input and Output</text:p>
          <text:list>
            <text:list-item>
              <text:p text:style-name="P1">Separating the Pure from the Impure</text:p>
            </text:list-item>
            <text:list-item>
              <text:p text:style-name="P1">Hello, World!</text:p>
            </text:list-item>
            <text:list-item>
              <text:p text:style-name="P1"><text:soft-page-break/>Gluing I/O Actions Together</text:p>
              <text:list>
                <text:list-item>
                  <text:p text:style-name="P1">Using let Inside I/O Actions</text:p>
                </text:list-item>
                <text:list-item>
                  <text:p text:style-name="P1">Putting It in Reverse</text:p>
                </text:list-item>
              </text:list>
            </text:list-item>
            <text:list-item>
              <text:p text:style-name="P1">Some Useful I/O Functions</text:p>
              <text:list>
                <text:list-item>
                  <text:p text:style-name="P1">putStr</text:p>
                </text:list-item>
                <text:list-item>
                  <text:p text:style-name="P1">putChar</text:p>
                </text:list-item>
                <text:list-item>
                  <text:p text:style-name="P1">print</text:p>
                </text:list-item>
                <text:list-item>
                  <text:p text:style-name="P1">when</text:p>
                </text:list-item>
                <text:list-item>
                  <text:p text:style-name="P1">sequence</text:p>
                </text:list-item>
                <text:list-item>
                  <text:p text:style-name="P1">mapM</text:p>
                </text:list-item>
                <text:list-item>
                  <text:p text:style-name="P1">forever</text:p>
                </text:list-item>
                <text:list-item>
                  <text:p text:style-name="P1">forM</text:p>
                </text:list-item>
              </text:list>
            </text:list-item>
            <text:list-item>
              <text:p text:style-name="P1">I/O Action Review</text:p>
            </text:list-item>
          </text:list>
        </text:list-item>
        <text:list-item>
          <text:p text:style-name="P1">9. More Input and More Output</text:p>
          <text:list>
            <text:list-item>
              <text:p text:style-name="P1">Files and Streams</text:p>
              <text:list>
                <text:list-item>
                  <text:p text:style-name="P1">Input Redirection</text:p>
                </text:list-item>
                <text:list-item>
                  <text:p text:style-name="P1">Getting Strings from Input Streams</text:p>
                </text:list-item>
                <text:list-item>
                  <text:p text:style-name="P1">Transforming Input</text:p>
                </text:list-item>
              </text:list>
            </text:list-item>
            <text:list-item>
              <text:p text:style-name="P1">Reading and Writing Files</text:p>
              <text:list>
                <text:list-item>
                  <text:p text:style-name="P1">Using the withFile Function</text:p>
                </text:list-item>
                <text:list-item>
                  <text:p text:style-name="P1">It’s Bracket Time</text:p>
                </text:list-item>
                <text:list-item>
                  <text:p text:style-name="P1">Grab the Handles!</text:p>
                </text:list-item>
              </text:list>
            </text:list-item>
            <text:list-item>
              <text:p text:style-name="P1">To-Do Lists</text:p>
              <text:list>
                <text:list-item>
                  <text:p text:style-name="P1">Deleting Items</text:p>
                </text:list-item>
                <text:list-item>
                  <text:p text:style-name="P1">Cleaning Up</text:p>
                </text:list-item>
              </text:list>
            </text:list-item>
            <text:list-item>
              <text:p text:style-name="P1">Command-Line Arguments</text:p>
            </text:list-item>
            <text:list-item>
              <text:p text:style-name="P1">More Fun with To-Do Lists</text:p>
              <text:list>
                <text:list-item>
                  <text:p text:style-name="P1">A Multitasking Task List</text:p>
                </text:list-item>
                <text:list-item>
                  <text:p text:style-name="P1">Dealing with Bad Input</text:p>
                </text:list-item>
              </text:list>
            </text:list-item>
            <text:list-item>
              <text:p text:style-name="P1">Randomness</text:p>
              <text:list>
                <text:list-item>
                  <text:p text:style-name="P1">Tossing a Coin</text:p>
                </text:list-item>
                <text:list-item>
                  <text:p text:style-name="P1">More Random Functions</text:p>
                </text:list-item>
                <text:list-item>
                  <text:p text:style-name="P1">Randomness and I/O</text:p>
                </text:list-item>
              </text:list>
            </text:list-item>
            <text:list-item>
              <text:p text:style-name="P1">Bytestrings</text:p>
              <text:list>
                <text:list-item>
                  <text:p text:style-name="P1">Strict and Lazy Bytestrings</text:p>
                </text:list-item>
                <text:list-item>
                  <text:p text:style-name="P1">Copying Files with Bytestrings</text:p>
                </text:list-item>
              </text:list>
            </text:list-item>
          </text:list>
        </text:list-item>
        <text:list-item>
          <text:p text:style-name="P1">10. Functionally Solving Problems</text:p>
          <text:list>
            <text:list-item>
              <text:p text:style-name="P1">Reverse Polish Notation Calculator</text:p>
              <text:list>
                <text:list-item>
                  <text:p text:style-name="P1">Calculating RPN Expressions</text:p>
                </text:list-item>
                <text:list-item>
                  <text:p text:style-name="P1">Writing an RPN Function</text:p>
                </text:list-item>
                <text:list-item>
                  <text:p text:style-name="P1">Adding More Operators</text:p>
                </text:list-item>
              </text:list>
            </text:list-item>
            <text:list-item>
              <text:p text:style-name="P1">Heathrow to London</text:p>
              <text:list>
                <text:list-item>
                  <text:p text:style-name="P1">Calculating the Quickest Path</text:p>
                </text:list-item>
                <text:list-item>
                  <text:p text:style-name="P1">Representing the Road System in Haskell</text:p>
                </text:list-item>
                <text:list-item>
                  <text:p text:style-name="P1">Writing the Optimal Path Function</text:p>
                </text:list-item>
                <text:list-item>
                  <text:p text:style-name="P1">Getting a Road System from the Input</text:p>
                </text:list-item>
              </text:list>
            </text:list-item>
          </text:list>
        </text:list-item>
        <text:list-item>
          <text:p text:style-name="P1">11. Applicative Functors</text:p>
          <text:list>
            <text:list-item>
              <text:p text:style-name="P1">Functors Redux</text:p>
              <text:list>
                <text:list-item>
                  <text:p text:style-name="P1">I/O Actions As Functors</text:p>
                </text:list-item>
                <text:list-item>
                  <text:p text:style-name="P1"><text:soft-page-break/>Functions As Functors</text:p>
                </text:list-item>
              </text:list>
            </text:list-item>
            <text:list-item>
              <text:p text:style-name="P1">Functor Laws</text:p>
              <text:list>
                <text:list-item>
                  <text:p text:style-name="P1">Law 1</text:p>
                </text:list-item>
                <text:list-item>
                  <text:p text:style-name="P1">Law 2</text:p>
                </text:list-item>
                <text:list-item>
                  <text:p text:style-name="P1">Breaking the Law</text:p>
                </text:list-item>
              </text:list>
            </text:list-item>
            <text:list-item>
              <text:p text:style-name="P1">Using Applicative Functors</text:p>
              <text:list>
                <text:list-item>
                  <text:p text:style-name="P1">Say Hello to Applicative</text:p>
                </text:list-item>
                <text:list-item>
                  <text:p text:style-name="P1">Maybe the Applicative Functor</text:p>
                </text:list-item>
                <text:list-item>
                  <text:p text:style-name="P1">The Applicative Style</text:p>
                </text:list-item>
                <text:list-item>
                  <text:p text:style-name="P1">Lists</text:p>
                </text:list-item>
                <text:list-item>
                  <text:p text:style-name="P1">IO Is An Applicative Functor, Too</text:p>
                </text:list-item>
                <text:list-item>
                  <text:p text:style-name="P1">Functions As Applicatives</text:p>
                </text:list-item>
                <text:list-item>
                  <text:p text:style-name="P1">Zip Lists</text:p>
                </text:list-item>
                <text:list-item>
                  <text:p text:style-name="P1">Applicative Laws</text:p>
                </text:list-item>
              </text:list>
            </text:list-item>
            <text:list-item>
              <text:p text:style-name="P1">Useful Functions for Applicatives</text:p>
            </text:list-item>
          </text:list>
        </text:list-item>
        <text:list-item>
          <text:p text:style-name="P1">12. Monoids</text:p>
          <text:list>
            <text:list-item>
              <text:p text:style-name="P1">Wrapping an Existing Type into a New Type</text:p>
              <text:list>
                <text:list-item>
                  <text:p text:style-name="P1">Using newtype to Make Type Class Instances</text:p>
                </text:list-item>
                <text:list-item>
                  <text:p text:style-name="P1">On newtype Laziness</text:p>
                </text:list-item>
                <text:list-item>
                  <text:p text:style-name="P1">type vs. newtype vs. data</text:p>
                </text:list-item>
              </text:list>
            </text:list-item>
            <text:list-item>
              <text:p text:style-name="P1">About Those Monoids</text:p>
              <text:list>
                <text:list-item>
                  <text:p text:style-name="P1">The Monoid Type Class</text:p>
                </text:list-item>
                <text:list-item>
                  <text:p text:style-name="P1">The Monoid Laws</text:p>
                </text:list-item>
              </text:list>
            </text:list-item>
            <text:list-item>
              <text:p text:style-name="P1">Meet Some Monoids</text:p>
              <text:list>
                <text:list-item>
                  <text:p text:style-name="P1">Lists Are Monoids</text:p>
                </text:list-item>
                <text:list-item>
                  <text:p text:style-name="P1">Product and Sum</text:p>
                </text:list-item>
                <text:list-item>
                  <text:p text:style-name="P1">Any and All</text:p>
                </text:list-item>
                <text:list-item>
                  <text:p text:style-name="P1">The Ordering Monoid</text:p>
                </text:list-item>
                <text:list-item>
                  <text:p text:style-name="P1">Maybe the Monoid</text:p>
                </text:list-item>
              </text:list>
            </text:list-item>
            <text:list-item>
              <text:p text:style-name="P1">Folding with Monoids</text:p>
            </text:list-item>
          </text:list>
        </text:list-item>
        <text:list-item>
          <text:p text:style-name="P1">13. A Fistful of Monads</text:p>
          <text:list>
            <text:list-item>
              <text:p text:style-name="P1">Upgrading Our Applicative Functors</text:p>
            </text:list-item>
            <text:list-item>
              <text:p text:style-name="P1">Getting Your Feet Wet with Maybe</text:p>
            </text:list-item>
            <text:list-item>
              <text:p text:style-name="P1">The Monad Type Class</text:p>
            </text:list-item>
            <text:list-item>
              <text:p text:style-name="P1">Walk the Line</text:p>
              <text:list>
                <text:list-item>
                  <text:p text:style-name="P1">Code, Code, Code</text:p>
                </text:list-item>
                <text:list-item>
                  <text:p text:style-name="P1">I’ll Fly Away</text:p>
                </text:list-item>
                <text:list-item>
                  <text:p text:style-name="P1">Banana on a Wire</text:p>
                </text:list-item>
              </text:list>
            </text:list-item>
            <text:list-item>
              <text:p text:style-name="P1">do Notation</text:p>
              <text:list>
                <text:list-item>
                  <text:p text:style-name="P1">Do As I Do</text:p>
                </text:list-item>
                <text:list-item>
                  <text:p text:style-name="P1">Pierre Returns</text:p>
                </text:list-item>
                <text:list-item>
                  <text:p text:style-name="P1">Pattern Matching and Failure</text:p>
                </text:list-item>
              </text:list>
            </text:list-item>
            <text:list-item>
              <text:p text:style-name="P1">The List Monad</text:p>
              <text:list>
                <text:list-item>
                  <text:p text:style-name="P1">do Notation and List Comprehensions</text:p>
                </text:list-item>
                <text:list-item>
                  <text:p text:style-name="P1">MonadPlus and the guard Function</text:p>
                </text:list-item>
                <text:list-item>
                  <text:p text:style-name="P1">A Knight’s Quest</text:p>
                </text:list-item>
              </text:list>
            </text:list-item>
            <text:list-item>
              <text:p text:style-name="P1">Monad Laws</text:p>
              <text:list>
                <text:list-item>
                  <text:p text:style-name="P1">Left Identity</text:p>
                </text:list-item>
                <text:list-item>
                  <text:p text:style-name="P1">Right Identity</text:p>
                </text:list-item>
                <text:list-item>
                  <text:p text:style-name="P1"><text:soft-page-break/>Associativity</text:p>
                </text:list-item>
              </text:list>
            </text:list-item>
          </text:list>
        </text:list-item>
        <text:list-item>
          <text:p text:style-name="P1">14. For a Few Monads More</text:p>
          <text:list>
            <text:list-item>
              <text:p text:style-name="P1">Writer? I Hardly Knew Her!</text:p>
              <text:list>
                <text:list-item>
                  <text:p text:style-name="P1">Monoids to the Rescue</text:p>
                </text:list-item>
                <text:list-item>
                  <text:p text:style-name="P1">The Writer Type</text:p>
                </text:list-item>
                <text:list-item>
                  <text:p text:style-name="P1">Using do Notation with Writer</text:p>
                </text:list-item>
                <text:list-item>
                  <text:p text:style-name="P1">Adding Logging to Programs</text:p>
                </text:list-item>
                <text:list-item>
                  <text:p text:style-name="P1">Inefficient List Construction</text:p>
                </text:list-item>
                <text:list-item>
                  <text:p text:style-name="P1">Using Difference Lists</text:p>
                </text:list-item>
                <text:list-item>
                  <text:p text:style-name="P1">Comparing Performance</text:p>
                </text:list-item>
              </text:list>
            </text:list-item>
            <text:list-item>
              <text:p text:style-name="P1">Reader? Ugh, Not This Joke Again</text:p>
              <text:list>
                <text:list-item>
                  <text:p text:style-name="P1">Functions As Monads</text:p>
                </text:list-item>
                <text:list-item>
                  <text:p text:style-name="P1">The Reader Monad</text:p>
                </text:list-item>
              </text:list>
            </text:list-item>
            <text:list-item>
              <text:p text:style-name="P1">Tasteful Stateful Computations</text:p>
              <text:list>
                <text:list-item>
                  <text:p text:style-name="P1">Stateful Computations</text:p>
                </text:list-item>
                <text:list-item>
                  <text:p text:style-name="P1">Stacks and Stones</text:p>
                </text:list-item>
                <text:list-item>
                  <text:p text:style-name="P1">The State Monad</text:p>
                </text:list-item>
                <text:list-item>
                  <text:p text:style-name="P1">Getting and Setting State</text:p>
                </text:list-item>
                <text:list-item>
                  <text:p text:style-name="P1">Randomness and the State Monad</text:p>
                </text:list-item>
              </text:list>
            </text:list-item>
            <text:list-item>
              <text:p text:style-name="P1">Error Error on the Wall</text:p>
            </text:list-item>
            <text:list-item>
              <text:p text:style-name="P1">Some Useful Monadic Functions</text:p>
              <text:list>
                <text:list-item>
                  <text:p text:style-name="P1">liftM and Friends</text:p>
                </text:list-item>
                <text:list-item>
                  <text:p text:style-name="P1">The join Function</text:p>
                </text:list-item>
                <text:list-item>
                  <text:p text:style-name="P1">filterM</text:p>
                </text:list-item>
                <text:list-item>
                  <text:p text:style-name="P1">foldM</text:p>
                </text:list-item>
              </text:list>
            </text:list-item>
            <text:list-item>
              <text:p text:style-name="P1">Making a Safe RPN Calculator</text:p>
            </text:list-item>
            <text:list-item>
              <text:p text:style-name="P1">Composing Monadic Functions</text:p>
            </text:list-item>
            <text:list-item>
              <text:p text:style-name="P1">Making Monads</text:p>
            </text:list-item>
          </text:list>
        </text:list-item>
        <text:list-item>
          <text:p text:style-name="P1">15. Zippers</text:p>
          <text:list>
            <text:list-item>
              <text:p text:style-name="P1">Taking a Walk</text:p>
              <text:list>
                <text:list-item>
                  <text:p text:style-name="P1">A Trail of Breadcrumbs</text:p>
                </text:list-item>
                <text:list-item>
                  <text:p text:style-name="P1">Going Back Up</text:p>
                </text:list-item>
                <text:list-item>
                  <text:p text:style-name="P1">Manipulating Trees Under Focus</text:p>
                </text:list-item>
                <text:list-item>
                  <text:p text:style-name="P1">Going Straight to the Top, Where the Air Is Fresh and Clean!</text:p>
                </text:list-item>
              </text:list>
            </text:list-item>
            <text:list-item>
              <text:p text:style-name="P1">Focusing on Lists</text:p>
            </text:list-item>
            <text:list-item>
              <text:p text:style-name="P1">A Very Simple Filesystem</text:p>
              <text:list>
                <text:list-item>
                  <text:p text:style-name="P1">Making a Zipper for Our Filesystem</text:p>
                </text:list-item>
                <text:list-item>
                  <text:p text:style-name="P1">Manipulating a Filesystem</text:p>
                </text:list-item>
              </text:list>
            </text:list-item>
            <text:list-item>
              <text:p text:style-name="P1">Watch Your Step</text:p>
            </text:list-item>
            <text:list-item>
              <text:p text:style-name="P1">Thanks for Reading!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y Culbertson</meta:initial-creator>
    <meta:creation-date>2021-08-24T19:33:49.33</meta:creation-date>
    <dc:date>2021-08-25T20:50:54.06</dc:date>
    <dc:creator>Andy Culbertson</dc:creator>
    <meta:editing-duration>P1DT1H15M46S</meta:editing-duration>
    <meta:editing-cycles>6</meta:editing-cycles>
    <meta:generator>OpenOffice/4.1.10$Win32 OpenOffice.org_project/4110m2$Build-9807</meta:generator>
    <meta:document-statistic meta:table-count="0" meta:image-count="0" meta:object-count="0" meta:page-count="6" meta:paragraph-count="284" meta:word-count="1281" meta:character-count="7941"/>
  </office:meta>
</office:document-meta>
</file>